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4BA000003328C5480047A113159.png" manifest:media-type="image/png"/>
  <manifest:file-entry manifest:full-path="Pictures/10000000000004FE0000005DDF91801DDE483A85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17cm" svg:height="1.236cm" draw:z-index="0"><draw:image xlink:href="Pictures/10000000000004FE0000005DDF91801DDE483A85.png" xlink:type="simple" xlink:show="embed" xlink:actuate="onLoad" draw:mime-type="image/png"/></draw:frame><text:line-break/><text:line-break/><draw:frame draw:style-name="fr1" draw:name="Image2" text:anchor-type="char" svg:x="0cm" svg:y="2.194cm" svg:width="17cm" svg:height="11.492cm" draw:z-index="1"><draw:image xlink:href="Pictures/10000000000004BA000003328C5480047A113159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22T09:25:22.982506920</meta:creation-date>
    <dc:date>2021-10-22T10:16:36.297188505</dc:date>
    <meta:editing-duration>PT40M55S</meta:editing-duration>
    <meta:editing-cycles>2</meta:editing-cycles>
    <meta:generator>LibreOffice/7.0.6.2$Linux_X86_64 LibreOffice_project/00$Build-2</meta:generator>
    <meta:document-statistic meta:table-count="0" meta:image-count="2" meta:object-count="0" meta:page-count="1" meta:paragraph-count="1" meta:word-count="0" meta:character-count="3" meta:non-whitespace-character-count="0"/>
  </office:meta>
</office:document-meta>
</file>